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icrosoft yahei" svg:font-family="'Microsoft yahei', Tahoma, Verdan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9.74cm" table:align="left"/>
    </style:style>
    <style:style style:name="表格1.A" style:family="table-column">
      <style:table-column-properties style:column-width="6.881cm"/>
    </style:style>
    <style:style style:name="表格1.B" style:family="table-column">
      <style:table-column-properties style:column-width="2.859cm"/>
    </style:style>
    <style:style style:name="表格1.A1" style:family="table-cell">
      <style:table-cell-properties style:vertical-align="middle" fo:background-color="#1dabb8" fo:padding="0cm" fo:border="none">
        <style:background-image/>
      </style:table-cell-properties>
    </style:style>
    <style:style style:name="表格1.A2" style:family="table-cell">
      <style:table-cell-properties style:vertical-align="middle" fo:background-color="#fcfcfc" fo:padding="0cm" fo:border="none">
        <style:background-image/>
      </style:table-cell-properties>
    </style:style>
    <style:style style:name="表格1.A3" style:family="table-cell">
      <style:table-cell-properties style:vertical-align="middle" fo:background-color="#f2f2f2" fo:padding="0cm" fo:border="none">
        <style:background-image/>
      </style:table-cell-properties>
    </style:style>
    <style:style style:name="表格2" style:family="table">
      <style:table-properties style:width="7.334cm" table:align="left"/>
    </style:style>
    <style:style style:name="表格2.A" style:family="table-column">
      <style:table-column-properties style:column-width="4.288cm"/>
    </style:style>
    <style:style style:name="表格2.B" style:family="table-column">
      <style:table-column-properties style:column-width="1.298cm"/>
    </style:style>
    <style:style style:name="表格2.C" style:family="table-column">
      <style:table-column-properties style:column-width="1.748cm"/>
    </style:style>
    <style:style style:name="表格2.A1" style:family="table-cell">
      <style:table-cell-properties style:vertical-align="middle" fo:background-color="#1dabb8" fo:padding="0cm" fo:border="none">
        <style:background-image/>
      </style:table-cell-properties>
    </style:style>
    <style:style style:name="表格2.A2" style:family="table-cell">
      <style:table-cell-properties style:vertical-align="middle" fo:background-color="#fcfcfc" fo:padding="0cm" fo:border="none">
        <style:background-image/>
      </style:table-cell-properties>
    </style:style>
    <style:style style:name="表格2.A3" style:family="table-cell">
      <style:table-cell-properties style:vertical-align="middle" fo:background-color="#f2f2f2" fo:padding="0cm" fo:border="none">
        <style:background-image/>
      </style:table-cell-properties>
    </style:style>
    <style:style style:name="表格3" style:family="table">
      <style:table-properties style:width="17cm" table:align="left"/>
    </style:style>
    <style:style style:name="表格3.A" style:family="table-column">
      <style:table-column-properties style:column-width="1.189cm"/>
    </style:style>
    <style:style style:name="表格3.B" style:family="table-column">
      <style:table-column-properties style:column-width="2.743cm"/>
    </style:style>
    <style:style style:name="表格3.C" style:family="table-column">
      <style:table-column-properties style:column-width="2.092cm"/>
    </style:style>
    <style:style style:name="表格3.E" style:family="table-column">
      <style:table-column-properties style:column-width="2.02cm"/>
    </style:style>
    <style:style style:name="表格3.F" style:family="table-column">
      <style:table-column-properties style:column-width="1.298cm"/>
    </style:style>
    <style:style style:name="表格3.G" style:family="table-column">
      <style:table-column-properties style:column-width="1.513cm"/>
    </style:style>
    <style:style style:name="表格3.H" style:family="table-column">
      <style:table-column-properties style:column-width="1.73cm"/>
    </style:style>
    <style:style style:name="表格3.I" style:family="table-column">
      <style:table-column-properties style:column-width="2.323cm"/>
    </style:style>
    <style:style style:name="表格3.A1" style:family="table-cell">
      <style:table-cell-properties style:vertical-align="middle" fo:background-color="#1dabb8" fo:padding="0cm" fo:border="none">
        <style:background-image/>
      </style:table-cell-properties>
    </style:style>
    <style:style style:name="表格3.A2" style:family="table-cell">
      <style:table-cell-properties style:vertical-align="middle" fo:background-color="#fcfcfc" fo:padding="0cm" fo:border="none">
        <style:background-image/>
      </style:table-cell-properties>
    </style:style>
    <style:style style:name="表格3.A3" style:family="table-cell">
      <style:table-cell-properties style:vertical-align="middle" fo:background-color="#f2f2f2" fo:padding="0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2" style:family="paragraph" style:parent-style-name="Table_20_Contents">
      <style:paragraph-properties fo:margin-top="0cm" fo:margin-bottom="0cm" style:contextual-spacing="false" fo:text-align="start" style:justify-single-word="false"/>
    </style:style>
    <style:style style:name="P3" style:family="paragraph" style:parent-style-name="Quotations">
      <style:paragraph-properties fo:margin-left="2cm" fo:margin-right="2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4" style:family="paragraph" style:parent-style-name="Quotations">
      <style:paragraph-properties fo:margin-left="2cm" fo:margin-right="2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5" style:family="paragraph" style:parent-style-name="Quotations">
      <style:paragraph-properties fo:margin-left="3cm" fo:margin-right="3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6" style:family="paragraph" style:parent-style-name="Heading_20_1">
      <style:paragraph-properties fo:margin-left="0cm" fo:margin-right="0cm" fo:margin-top="0cm" fo:margin-bottom="0.397cm" style:contextual-spacing="false" fo:line-height="110%" fo:text-indent="0cm" style:auto-text-indent="false" fo:padding="0cm" fo:border="none"/>
      <style:text-properties fo:font-variant="normal" fo:text-transform="none" fo:color="#343434" fo:letter-spacing="normal"/>
    </style:style>
    <style:style style:name="P7" style:family="paragraph" style:parent-style-name="Heading_20_1">
      <style:paragraph-properties fo:margin-left="0cm" fo:margin-right="0cm" fo:margin-top="0cm" fo:margin-bottom="0.397cm" style:contextual-spacing="false" fo:line-height="110%" fo:text-align="center" style:justify-single-word="false" fo:text-indent="0cm" style:auto-text-indent="false" fo:padding="0cm" fo:border="none"/>
      <style:text-properties fo:font-variant="normal" fo:text-transform="none" fo:color="#343434" fo:letter-spacing="normal" style:font-name-asian="Microsoft yahei" style:font-size-asian="24pt" style:font-style-asian="normal" style:font-weight-asian="normal"/>
    </style:style>
    <style:style style:name="P8" style:family="paragraph" style:parent-style-name="Heading_20_2">
      <style:paragraph-properties fo:margin-left="0cm" fo:margin-right="0cm" fo:margin-top="0cm" fo:margin-bottom="0.397cm" style:contextual-spacing="false" fo:line-height="110%" fo:text-indent="0cm" style:auto-text-indent="false" fo:padding="0cm" fo:border="none"/>
      <style:text-properties fo:font-variant="normal" fo:text-transform="none" fo:color="#343434" fo:letter-spacing="normal"/>
    </style:style>
    <style:style style:name="P9" style:family="paragraph" style:parent-style-name="Heading_20_3">
      <style:paragraph-properties fo:margin-left="0cm" fo:margin-right="0cm" fo:margin-top="0cm" fo:margin-bottom="0.397cm" style:contextual-spacing="false" fo:line-height="110%" fo:text-indent="0cm" style:auto-text-indent="false" fo:padding="0cm" fo:border="none"/>
      <style:text-properties fo:font-variant="normal" fo:text-transform="none" fo:color="#343434" fo:letter-spacing="normal"/>
    </style:style>
    <style:style style:name="P10" style:family="paragraph" style:parent-style-name="Text_20_body">
      <style:paragraph-properties fo:margin-left="0cm" fo:margin-right="0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343434" fo:letter-spacing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60%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60%" fo:text-align="center" style:justify-single-word="false" fo:text-indent="0cm" style:auto-text-indent="false" fo:padding="0cm" fo:border="none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style:font-weight-asian="normal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5" style:family="paragraph" style:parent-style-name="Quotations">
      <style:paragraph-properties fo:margin-left="1cm" fo:margin-right="1cm" fo:margin-top="0cm" fo:margin-bottom="0cm" style:contextual-spacing="false" fo:line-height="160%" fo:text-indent="0cm" style:auto-text-indent="false" fo:padding="0cm" fo:border="none"/>
    </style:style>
    <style:style style:name="P16" style:family="paragraph" style:parent-style-name="Quotations">
      <style:paragraph-properties fo:margin-left="1cm" fo:margin-right="1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17" style:family="paragraph" style:parent-style-name="Quotations">
      <style:paragraph-properties fo:margin-left="1cm" fo:margin-right="1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18" style:family="paragraph" style:parent-style-name="Text_20_body">
      <style:paragraph-properties fo:margin-left="0cm" fo:margin-right="0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343434" fo:letter-spacing="normal"/>
    </style:style>
    <style:style style:name="P19" style:family="paragraph" style:parent-style-name="Quotations" style:list-style-name="L1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20" style:family="paragraph" style:parent-style-name="Quotations" style:list-style-name="L4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21" style:family="paragraph" style:parent-style-name="Quotations" style:list-style-name="L7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22" style:family="paragraph" style:parent-style-name="Quotations" style:list-style-name="L2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23" style:family="paragraph" style:parent-style-name="Quotations" style:list-style-name="L3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24" style:family="paragraph" style:parent-style-name="Quotations">
      <style:paragraph-properties fo:margin-left="1cm" fo:margin-right="1cm" fo:margin-top="0cm" fo:margin-bottom="0.265cm" style:contextual-spacing="false" fo:line-height="160%" fo:text-indent="0cm" style:auto-text-indent="false" fo:background-color="#ddeeff" fo:padding="0cm" fo:border="none">
        <style:background-image/>
      </style:paragraph-properties>
      <style:text-properties fo:background-color="#ffffff"/>
    </style:style>
    <style:style style:name="P25" style:family="paragraph" style:parent-style-name="Quotations" style:list-style-name="L5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26" style:family="paragraph" style:parent-style-name="Quotations" style:list-style-name="L6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27" style:family="paragraph" style:parent-style-name="Quotations" style:list-style-name="L8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28" style:family="paragraph" style:parent-style-name="Quotations" style:list-style-name="L10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29" style:family="paragraph" style:parent-style-name="Quotations" style:list-style-name="L9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T1" style:family="text">
      <style:text-properties style:font-name-asian="Microsoft yahei" style:font-size-asian="24pt" style:font-style-asian="normal" style:font-weight-asian="normal"/>
    </style:style>
    <style:style style:name="T2" style:family="text">
      <style:text-properties style:font-name-asian="Microsoft yahei" style:font-size-asian="21pt" style:font-style-asian="normal" style:font-weight-asian="normal"/>
    </style:style>
    <style:style style:name="T3" style:family="text">
      <style:text-properties style:font-name-asian="Microsoft yahei" style:font-size-asian="12pt" style:font-style-asian="normal" style:font-weight-asian="normal"/>
    </style:style>
    <style:style style:name="T4" style:family="text">
      <style:text-properties style:font-name-asian="Microsoft yahei" style:font-size-asian="15.75pt" style:font-style-asian="normal" style:font-weight-asian="bold"/>
    </style:style>
    <style:style style:name="T5" style:family="text">
      <style:text-properties fo:font-variant="normal" fo:text-transform="none" fo:color="#343434" fo:letter-spacing="normal" style:font-name-asian="Microsoft yahei" style:font-size-asian="10.5pt" style:font-style-asian="normal" style:font-weight-asian="bold"/>
    </style:style>
    <style:style style:name="T6" style:family="text">
      <style:text-properties fo:font-variant="normal" fo:text-transform="none" fo:color="#343434" style:font-name="Microsoft yahei" fo:font-size="10.5pt" fo:letter-spacing="normal" fo:font-style="normal" fo:font-weight="bold"/>
    </style:style>
    <style:style style:name="T7" style:family="text">
      <style:text-properties fo:font-variant="normal" fo:text-transform="none" fo:color="#2b2b2d" style:font-name="Microsoft yahei" fo:font-size="12pt" fo:letter-spacing="normal" fo:font-style="normal" fo:font-weight="bold"/>
    </style:style>
    <style:style style:name="T8" style:family="text">
      <style:text-properties fo:font-variant="normal" fo:text-transform="none" fo:color="#2b2b2d" style:font-name="Microsoft yahei" fo:font-size="12pt" fo:letter-spacing="normal" fo:font-style="normal" fo:font-weight="normal"/>
    </style:style>
    <style:style style:name="T9" style:family="text">
      <style:text-properties fo:font-variant="normal" fo:text-transform="none" fo:color="#2b2b2d" fo:letter-spacing="normal" style:font-name-asian="Microsoft yahei" style:font-size-asian="12pt" style:font-style-asian="normal" style:font-weight-asian="bold"/>
    </style:style>
    <style:style style:name="T10" style:family="text"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T11" style:family="text">
      <style:text-properties style:font-name="Microsoft yahei" fo:font-size="24pt" fo:font-style="normal" fo:font-weight="normal"/>
    </style:style>
    <style:style style:name="T12" style:family="text">
      <style:text-properties style:font-name="Microsoft yahei" fo:font-size="21pt" fo:font-style="normal" fo:font-weight="normal"/>
    </style:style>
    <style:style style:name="T13" style:family="text">
      <style:text-properties style:font-name="Microsoft yahei" fo:font-size="12pt" fo:font-style="normal" fo:font-weight="normal"/>
    </style:style>
    <style:style style:name="T14" style:family="text">
      <style:text-properties style:font-name="Microsoft yahei" fo:font-size="15.75pt" fo:font-style="normal" fo:font-weight="bold"/>
    </style:style>
    <style:style style:name="T15" style:family="text">
      <style:text-properties fo:background-color="transparent"/>
    </style:style>
    <style:style style:name="T16" style:family="text">
      <style:text-properties fo:background-color="#ffff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03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03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实验室设备管理系统</text:h>
      <text:p text:style-name="P12"><text:span text:style-name="Strong_20_Emphasis"><text:span text:style-name="T5">项目开发计划</text:span></text:span></text:p>
      <text:h text:style-name="P6" text:outline-level="1"><text:bookmark text:name="1"/><text:span text:style-name="T11">1.</text:span><text:span text:style-name="T1">引言</text:span></text:h>
      <text:h text:style-name="P8" text:outline-level="2"><text:bookmark text:name="11"/><text:span text:style-name="T12">1.1 </text:span><text:span text:style-name="T2">编写目的</text:span></text:h>
      <text:p text:style-name="P16">本开发计划的目的是：</text:p>
      <text:p text:style-name="P3"><text:span text:style-name="T13">a</text:span><text:span text:style-name="T3">．把在开发过程中对各项工作的人员、分工、经费、系统资源条件等问题的安排用文档形式记载下来，以便根据本计划开展和检查本项目工作，保证项目开发成功；</text:span></text:p>
      <text:p text:style-name="P3"><text:span text:style-name="T13">b</text:span><text:span text:style-name="T3">．制订项目组开发过程中的评审和审查计划，明确相应的质量管理负责人员；</text:span></text:p>
      <text:p text:style-name="P3"><text:span text:style-name="T13">c. </text:span><text:span text:style-name="T3">规定软件配置管理的活动内容和要求，明确配置管理工作的人员。</text:span></text:p>
      <text:h text:style-name="P6" text:outline-level="1"><text:bookmark text:name="12"/><text:span text:style-name="T11">1.2 </text:span><text:span text:style-name="T1">背景</text:span></text:h>
      <text:p text:style-name="P16">项目软件名称：实验室设备管理系统。 实验室设备管理系统对于现代化设备管理而言，可以使购进以后将设备的基本情况和相关信息登记存档，设备的变迁或损坏都记录在设备档案中。使用者而已快速高效地反馈设备状况与需求。管理人员将管理任务分成小块，落实到个人并能随时查询设备当前情况和历史情况，对设备的可靠性分析有直接作用，使管理人员从手工计算、统计工作中解脱出来。</text:p>
      <text:p text:style-name="P16">特别要求：需求分析必须详细，并且有相关专家合作进行。</text:p>
      <text:p text:style-name="P16"><text:soft-page-break/>任务来源：闽江学院。</text:p>
      <text:p text:style-name="P16">项目开发者：闽江学院计算机科学系“实验室设备管理系统”开发小组：</text:p>
      <text:p text:style-name="P3"><text:span text:style-name="T3">郑仲（</text:span><text:span text:style-name="T13">2</text:span><text:span text:style-name="T3">号 组长）</text:span></text:p>
      <text:p text:style-name="P3"><text:span text:style-name="T3">黄铭达（</text:span><text:span text:style-name="T13">25</text:span><text:span text:style-name="T3">号）</text:span></text:p>
      <text:p text:style-name="P3"><text:span text:style-name="T3">柯肇丰（</text:span><text:span text:style-name="T13">36</text:span><text:span text:style-name="T3">号）</text:span></text:p>
      <text:p text:style-name="P3"><text:span text:style-name="T3">张锋（</text:span><text:span text:style-name="T13">15</text:span><text:span text:style-name="T3">号）</text:span></text:p>
      <text:p text:style-name="P3"><text:span text:style-name="T3">刘云辉（</text:span><text:span text:style-name="T13">49</text:span><text:span text:style-name="T3">号）</text:span></text:p>
      <text:p text:style-name="P3"><text:span text:style-name="T3">雷贤明（</text:span><text:span text:style-name="T13">36</text:span><text:span text:style-name="T3">号）</text:span></text:p>
      <text:h text:style-name="P8" text:outline-level="2"><text:bookmark text:name="13"/><text:span text:style-name="T12">1.3 </text:span><text:span text:style-name="T2">参考资料</text:span></text:h>
      <text:p text:style-name="P17"><text:span text:style-name="T3">钱乐秋，赵文耘，牛军钰</text:span><text:span text:style-name="T13">.</text:span><text:span text:style-name="T3">软件工程</text:span><text:span text:style-name="T13">.</text:span><text:span text:style-name="T3">清华大学出版社； 王珊等，《数据库原理及设计》，清华大学出版社； 赵池龙等，《软件工程实践教程》，电子工业出版社。</text:span></text:p>
      <text:h text:style-name="P8" text:outline-level="2"><text:bookmark text:name="14"/><text:span text:style-name="T12">1.4 </text:span><text:span text:style-name="T2">术语和缩写词</text:span></text:h>
      <text:p text:style-name="P16">（暂无）</text:p>
      <text:h text:style-name="P6" text:outline-level="1"><text:bookmark text:name="2"/><text:span text:style-name="T11">2.</text:span><text:span text:style-name="T1">任务概要</text:span></text:h>
      <text:h text:style-name="P8" text:outline-level="2"><text:bookmark text:name="21"/><text:span text:style-name="T12">2.1 </text:span><text:span text:style-name="T2">工作内容</text:span></text:h>
      <text:p text:style-name="P16">本项目开发过程中需要进行的主要工作为：开发符合用户需求的软件，并编制相关文档和计划。</text:p>
      <text:h text:style-name="P8" text:outline-level="2"><text:bookmark text:name="22"/><text:soft-page-break/><text:span text:style-name="T12">2.2 </text:span><text:span text:style-name="T2">产品</text:span></text:h>
      <text:h text:style-name="P9" text:outline-level="3"><text:bookmark text:name="221"/><text:span text:style-name="T14">2.2.1 </text:span><text:span text:style-name="T4">程序</text:span></text:h>
      <text:h text:style-name="P9" text:outline-level="3"><text:bookmark text:name="222"/><text:span text:style-name="T14">2.2.2 </text:span><text:span text:style-name="T4">文档</text:span></text:h>
      <text:p text:style-name="P17"><text:span text:style-name="T3">文档格式要求按照我国</text:span><text:span text:style-name="T13">GB/T8567-1988</text:span><text:span text:style-name="T3">国家标准和</text:span><text:span text:style-name="T13">IEEE/ANSI830-1993</text:span><text:span text:style-name="T3">标准规范要求进行。软件文档目录包括：</text:span></text:p>
      <text:list xml:id="list7320344866568403988" text:style-name="L1">
        <text:list-item>
          <text:p text:style-name="P19">项目开发计划</text:p>
        </text:list-item>
        <text:list-item>
          <text:p text:style-name="P19">可行性报告</text:p>
        </text:list-item>
        <text:list-item>
          <text:p text:style-name="P19">软件需求规格说明</text:p>
        </text:list-item>
        <text:list-item>
          <text:p text:style-name="P19">软件概要设计规格说明；</text:p>
        </text:list-item>
        <text:list-item>
          <text:p text:style-name="P19">软件详细设计规格说明；</text:p>
        </text:list-item>
        <text:list-item>
          <text:p text:style-name="P19">软件标准规范</text:p>
        </text:list-item>
        <text:list-item>
          <text:p text:style-name="P19">软件测试计划</text:p>
        </text:list-item>
        <text:list-item>
          <text:p text:style-name="P19">软件测试办法</text:p>
        </text:list-item>
        <text:list-item>
          <text:p text:style-name="P19">软件可靠性和安全性设计指南</text:p>
        </text:list-item>
        <text:list-item>
          <text:p text:style-name="P19">硬件总体设计报告</text:p>
        </text:list-item>
        <text:list-item>
          <text:p text:style-name="P19">软件代码</text:p>
        </text:list-item>
        <text:list-item>
          <text:p text:style-name="P19">测试分析报告</text:p>
        </text:list-item>
        <text:list-item>
          <text:p text:style-name="P19">软件可靠性和安全性设计检查单</text:p>
        </text:list-item>
        <text:list-item>
          <text:p text:style-name="P19">软件评审检查单</text:p>
        </text:list-item>
        <text:list-item>
          <text:p text:style-name="P19">软件使用说明</text:p>
        </text:list-item>
      </text:list>
      <text:h text:style-name="P9" text:outline-level="3"><text:bookmark text:name="223"/><text:soft-page-break/><text:span text:style-name="T14">2.2.3 </text:span><text:span text:style-name="T4">服务</text:span></text:h>
      <text:p text:style-name="P17"><text:span text:style-name="T3">培训：软件使用及安装，时间</text:span><text:span text:style-name="T13">5</text:span><text:span text:style-name="T3">天。 软件支持：略。</text:span></text:p>
      <text:h text:style-name="P9" text:outline-level="3"><text:bookmark text:name="224"/><text:span text:style-name="T14">2.2.4 </text:span><text:span text:style-name="T4">验收标准和验收计划</text:span></text:h>
      <text:p text:style-name="P16">验收标准：经用户和开发小组负责人双方签字确认的“需求规格说明书”。重点确认软件的可靠性、易使用性和功能完整性。</text:p>
      <text:h text:style-name="P6" text:outline-level="1"><text:bookmark text:name="3"/><text:span text:style-name="T11">3.</text:span><text:span text:style-name="T1">实施总计划</text:span></text:h>
      <text:h text:style-name="P8" text:outline-level="2"><text:bookmark text:name="31"/><text:span text:style-name="T12">3.1 </text:span><text:span text:style-name="T2">阶段划分</text:span></text:h>
      <text:list xml:id="list2097592768162381030" text:style-name="L2">
        <text:list-item>
          <text:p text:style-name="P22"><text:span text:style-name="T3">可行性分析：</text:span><text:span text:style-name="T13">10</text:span><text:span text:style-name="T3">天</text:span></text:p>
        </text:list-item>
        <text:list-item>
          <text:p text:style-name="P22"><text:span text:style-name="T3">需求分析：</text:span><text:span text:style-name="T13">15</text:span><text:span text:style-name="T3">天；</text:span></text:p>
        </text:list-item>
        <text:list-item>
          <text:p text:style-name="P22"><text:span text:style-name="T3">软件设计</text:span><text:span text:style-name="T13">(</text:span><text:span text:style-name="T3">概要设计和详细设计</text:span><text:span text:style-name="T13">)</text:span><text:span text:style-name="T3">：</text:span><text:span text:style-name="T13">20</text:span><text:span text:style-name="T3">天；</text:span></text:p>
        </text:list-item>
        <text:list-item>
          <text:p text:style-name="P22"><text:span text:style-name="T3">数据库建立：</text:span><text:span text:style-name="T13">15</text:span><text:span text:style-name="T3">天；</text:span></text:p>
        </text:list-item>
      </text:list>
      <text:p text:style-name="P15"><text:span text:style-name="Strong_20_Emphasis"><text:span text:style-name="T7">(</text:span></text:span><text:span text:style-name="Strong_20_Emphasis"><text:span text:style-name="T9">以下</text:span></text:span><text:span text:style-name="Strong_20_Emphasis"><text:span text:style-name="T7">6</text:span></text:span><text:span text:style-name="Strong_20_Emphasis"><text:span text:style-name="T9">个子系统可并行编码、单元测试</text:span></text:span><text:span text:style-name="Strong_20_Emphasis"><text:span text:style-name="T7">)</text:span></text:span></text:p>
      <text:list xml:id="list2603805610479530150" text:style-name="L3">
        <text:list-item>
          <text:p text:style-name="P23"><text:span text:style-name="T3">子系统</text:span><text:span text:style-name="T13">1</text:span><text:span text:style-name="T3">编码测试：</text:span><text:span text:style-name="T13">5</text:span><text:span text:style-name="T3">天</text:span><text:span text:style-name="T13">;</text:span></text:p>
        </text:list-item>
        <text:list-item>
          <text:p text:style-name="P23"><text:span text:style-name="T3">子系统</text:span><text:span text:style-name="T13">1</text:span><text:span text:style-name="T3">编码测试：</text:span><text:span text:style-name="T13">10</text:span><text:span text:style-name="T3">天</text:span><text:span text:style-name="T13">;</text:span></text:p>
        </text:list-item>
        <text:list-item>
          <text:p text:style-name="P23"><text:span text:style-name="T3">子系统</text:span><text:span text:style-name="T13">1</text:span><text:span text:style-name="T3">编码测试：</text:span><text:span text:style-name="T13">30</text:span><text:span text:style-name="T3">天</text:span><text:span text:style-name="T13">;</text:span></text:p>
        </text:list-item>
        <text:list-item>
          <text:p text:style-name="P23"><text:span text:style-name="T3">子系统</text:span><text:span text:style-name="T13">1</text:span><text:span text:style-name="T3">编码测试：</text:span><text:span text:style-name="T13">15</text:span><text:span text:style-name="T3">天</text:span><text:span text:style-name="T13">;</text:span></text:p>
        </text:list-item>
        <text:list-item>
          <text:p text:style-name="P23"><text:span text:style-name="T3">子系统</text:span><text:span text:style-name="T13">1</text:span><text:span text:style-name="T3">编码测试：</text:span><text:span text:style-name="T13">10</text:span><text:span text:style-name="T3">天</text:span><text:span text:style-name="T13">;</text:span></text:p>
        </text:list-item>
        <text:list-item>
          <text:p text:style-name="P23"><text:span text:style-name="T3">子系统</text:span><text:span text:style-name="T13">1</text:span><text:span text:style-name="T3">编码测试：</text:span><text:span text:style-name="T13">15</text:span><text:span text:style-name="T3">天</text:span><text:span text:style-name="T13">;</text:span></text:p>
        </text:list-item>
        <text:list-item>
          <text:p text:style-name="P23"><text:span text:style-name="T3">硬件安装</text:span><text:span text:style-name="T13">:20</text:span><text:span text:style-name="T3">天</text:span><text:span text:style-name="T13">;</text:span></text:p>
        </text:list-item>
        <text:list-item>
          <text:p text:style-name="P23"><text:span text:style-name="T3">硬件测试</text:span><text:span text:style-name="T13">:20</text:span><text:span text:style-name="T3">天</text:span><text:span text:style-name="T13">;</text:span></text:p>
        </text:list-item>
        <text:list-item>
          <text:p text:style-name="P23"><text:soft-page-break/><text:span text:style-name="T3">集成测试：</text:span><text:span text:style-name="T13">20</text:span><text:span text:style-name="T3">天</text:span><text:span text:style-name="T13">;</text:span></text:p>
        </text:list-item>
        <text:list-item>
          <text:p text:style-name="P23"><text:span text:style-name="T3">系统安装、培训：</text:span><text:span text:style-name="T13">15</text:span><text:span text:style-name="T3">天；</text:span></text:p>
        </text:list-item>
        <text:list-item>
          <text:p text:style-name="P23"><text:span text:style-name="T3">验收测试</text:span><text:span text:style-name="T13">:20</text:span><text:span text:style-name="T3">天</text:span></text:p>
        </text:list-item>
      </text:list>
      <text:h text:style-name="P8" text:outline-level="2"><text:bookmark text:name="32"/><text:span text:style-name="T12">3.2 </text:span><text:span text:style-name="T2">人员组成</text:span></text:h>
      <text:p text:style-name="P1">人员组成表</text:p>
      <table:table table:name="表格1" table:style-name="表格1">
        <table:table-column table:style-name="表格1.A"/>
        <table:table-column table:style-name="表格1.B"/>
        <table:table-header-rows>
          <table:table-row>
            <table:table-cell table:style-name="表格1.A1" office:value-type="string">
              <text:p text:style-name="P13">角色</text:p>
            </table:table-cell>
            <table:table-cell table:style-name="表格1.A1" office:value-type="string">
              <text:p text:style-name="P13">参加人员</text:p>
            </table:table-cell>
          </table:table-row>
        </table:table-header-rows>
        <table:table-row>
          <table:table-cell table:style-name="表格1.A2" office:value-type="string">
            <text:p text:style-name="P14">项目管理</text:p>
          </table:table-cell>
          <table:table-cell table:style-name="表格1.A2" office:value-type="string">
            <text:p text:style-name="P14">参加人员</text:p>
          </table:table-cell>
        </table:table-row>
        <table:table-row>
          <table:table-cell table:style-name="表格1.A3" office:value-type="string">
            <text:p text:style-name="P14">分析员</text:p>
          </table:table-cell>
          <table:table-cell table:style-name="表格1.A3" office:value-type="string">
            <text:p text:style-name="P14">黄铭达</text:p>
          </table:table-cell>
        </table:table-row>
        <table:table-row>
          <table:table-cell table:style-name="表格1.A2" office:value-type="string">
            <text:p text:style-name="P14">高级程序员</text:p>
          </table:table-cell>
          <table:table-cell table:style-name="表格1.A2" office:value-type="string">
            <text:p text:style-name="P14">雷贤明、柯肇丰</text:p>
          </table:table-cell>
        </table:table-row>
        <table:table-row>
          <table:table-cell table:style-name="表格1.A3" office:value-type="string">
            <text:p text:style-name="P14">测试人员</text:p>
          </table:table-cell>
          <table:table-cell table:style-name="表格1.A3" office:value-type="string">
            <text:p text:style-name="P14">郑仲</text:p>
          </table:table-cell>
        </table:table-row>
        <table:table-row>
          <table:table-cell table:style-name="表格1.A2" office:value-type="string">
            <text:p text:style-name="P14">配置管理员、文档编制辅助人员、培训师</text:p>
          </table:table-cell>
          <table:table-cell table:style-name="表格1.A2" office:value-type="string">
            <text:p text:style-name="P14">张锋</text:p>
          </table:table-cell>
        </table:table-row>
        <table:table-row>
          <table:table-cell table:style-name="表格1.A3" office:value-type="string">
            <text:p text:style-name="P14">硬件安装、测试人员</text:p>
          </table:table-cell>
          <table:table-cell table:style-name="表格1.A3" office:value-type="string">
            <text:p text:style-name="P2">刘云辉</text:p>
          </table:table-cell>
        </table:table-row>
      </table:table>
      <text:h text:style-name="P8" text:outline-level="2"><text:bookmark text:name="33"/><text:span text:style-name="T12">3.3 </text:span><text:span text:style-name="T2">任务的分解和人员分工</text:span></text:h>
      <text:p text:style-name="P1">任务分解和人员分工表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P13">任务</text:p>
            </table:table-cell>
            <table:table-cell table:style-name="表格2.A1" office:value-type="string">
              <text:p text:style-name="P13">姓名</text:p>
            </table:table-cell>
            <table:table-cell table:style-name="表格2.A1" office:value-type="string">
              <text:p text:style-name="P13">参加时间</text:p>
            </table:table-cell>
          </table:table-row>
        </table:table-header-rows>
        <table:table-row>
          <table:table-cell table:style-name="表格2.A2" office:value-type="string">
            <text:p text:style-name="P14">项目管理</text:p>
          </table:table-cell>
          <table:table-cell table:style-name="表格2.A2" office:value-type="string">
            <text:p text:style-name="P14">郑仲</text:p>
          </table:table-cell>
          <table:table-cell table:style-name="表格2.A2" office:value-type="string">
            <text:p text:style-name="P14">全部</text:p>
          </table:table-cell>
        </table:table-row>
        <table:table-row>
          <table:table-cell table:style-name="表格2.A3" office:value-type="string">
            <text:p text:style-name="P14">软件配置管理，质量保证</text:p>
          </table:table-cell>
          <table:table-cell table:style-name="表格2.A3" office:value-type="string">
            <text:p text:style-name="P14">刘云辉</text:p>
          </table:table-cell>
          <table:table-cell table:style-name="表格2.A3" office:value-type="string">
            <text:p text:style-name="P14">全部</text:p>
          </table:table-cell>
        </table:table-row>
        <table:table-row>
          <table:table-cell table:style-name="表格2.A2" office:value-type="string">
            <text:p text:style-name="P14">可行性分析</text:p>
          </table:table-cell>
          <table:table-cell table:style-name="表格2.A2" office:value-type="string">
            <text:p text:style-name="P14">张锋</text:p>
          </table:table-cell>
          <table:table-cell table:style-name="表格2.A2" office:value-type="string">
            <text:p text:style-name="P14">全部</text:p>
          </table:table-cell>
        </table:table-row>
        <table:table-row>
          <table:table-cell table:style-name="表格2.A3" office:value-type="string">
            <text:p text:style-name="P14">需求分析</text:p>
          </table:table-cell>
          <table:table-cell table:style-name="表格2.A3" office:value-type="string">
            <text:p text:style-name="P14">黄铭达</text:p>
          </table:table-cell>
          <table:table-cell table:style-name="表格2.A3" office:value-type="string">
            <text:p text:style-name="P14">全部</text:p>
          </table:table-cell>
        </table:table-row>
        <table:table-row>
          <table:table-cell table:style-name="表格2.A2" office:value-type="string">
            <text:p text:style-name="P14">软件设计</text:p>
          </table:table-cell>
          <table:table-cell table:style-name="表格2.A2" office:value-type="string">
            <text:p text:style-name="P14">柯肇丰</text:p>
          </table:table-cell>
          <table:table-cell table:style-name="表格2.A2" office:value-type="string">
            <text:p text:style-name="P14">全部</text:p>
          </table:table-cell>
        </table:table-row>
        <table:table-row>
          <table:table-cell table:style-name="表格2.A3" office:value-type="string">
            <text:p text:style-name="P14">数据库建立</text:p>
          </table:table-cell>
          <table:table-cell table:style-name="表格2.A3" office:value-type="string">
            <text:p text:style-name="P14">雷贤明</text:p>
          </table:table-cell>
          <table:table-cell table:style-name="表格2.A3" office:value-type="string">
            <text:p text:style-name="P14">全部</text:p>
          </table:table-cell>
        </table:table-row>
        <table:table-row>
          <table:table-cell table:style-name="表格2.A2" office:value-type="string">
            <text:p text:style-name="P14">设备报废输入编码、测试</text:p>
          </table:table-cell>
          <table:table-cell table:style-name="表格2.A2" office:value-type="string">
            <text:p text:style-name="P14">柯肇丰</text:p>
          </table:table-cell>
          <table:table-cell table:style-name="表格2.A2" office:value-type="string">
            <text:p text:style-name="P14">全部</text:p>
          </table:table-cell>
        </table:table-row>
        <table:table-row>
          <table:table-cell table:style-name="表格2.A3" office:value-type="string">
            <text:p text:style-name="P14">设备维修输入编码、测试</text:p>
          </table:table-cell>
          <table:table-cell table:style-name="表格2.A3" office:value-type="string">
            <text:p text:style-name="P14">柯肇丰</text:p>
          </table:table-cell>
          <table:table-cell table:style-name="表格2.A3" office:value-type="string">
            <text:p text:style-name="P14">全部</text:p>
          </table:table-cell>
        </table:table-row>
        <table:table-row>
          <table:table-cell table:style-name="表格2.A2" office:value-type="string">
            <text:p text:style-name="P14">条件查询输出编码、测试</text:p>
          </table:table-cell>
          <table:table-cell table:style-name="表格2.A2" office:value-type="string">
            <text:p text:style-name="P14">黄铭达</text:p>
          </table:table-cell>
          <table:table-cell table:style-name="表格2.A2" office:value-type="string">
            <text:p text:style-name="P14">全部</text:p>
          </table:table-cell>
        </table:table-row>
        <table:table-row>
          <table:table-cell table:style-name="表格2.A3" office:value-type="string">
            <text:p text:style-name="P14">设备登记输入编码、测试</text:p>
          </table:table-cell>
          <table:table-cell table:style-name="表格2.A3" office:value-type="string">
            <text:p text:style-name="P14">柯肇丰</text:p>
          </table:table-cell>
          <table:table-cell table:style-name="表格2.A3" office:value-type="string">
            <text:p text:style-name="P14">全部</text:p>
          </table:table-cell>
        </table:table-row>
        <table:table-row>
          <table:table-cell table:style-name="表格2.A2" office:value-type="string">
            <text:p text:style-name="P14">申请表导出编码、测试</text:p>
          </table:table-cell>
          <table:table-cell table:style-name="表格2.A2" office:value-type="string">
            <text:p text:style-name="P14">黄铭达</text:p>
          </table:table-cell>
          <table:table-cell table:style-name="表格2.A2" office:value-type="string">
            <text:p text:style-name="P14">全部</text:p>
          </table:table-cell>
        </table:table-row>
        <table:table-row>
          <table:table-cell table:style-name="表格2.A3" office:value-type="string">
            <text:p text:style-name="P14">数据统计输出编码、测试</text:p>
          </table:table-cell>
          <table:table-cell table:style-name="表格2.A3" office:value-type="string">
            <text:p text:style-name="P14">雷贤明</text:p>
          </table:table-cell>
          <table:table-cell table:style-name="表格2.A3" office:value-type="string">
            <text:p text:style-name="P14">全部</text:p>
          </table:table-cell>
        </table:table-row>
        <table:table-row>
          <table:table-cell table:style-name="表格2.A2" office:value-type="string">
            <text:p text:style-name="P14">硬件安装</text:p>
          </table:table-cell>
          <table:table-cell table:style-name="表格2.A2" office:value-type="string">
            <text:p text:style-name="P14">刘云辉</text:p>
          </table:table-cell>
          <table:table-cell table:style-name="表格2.A2" office:value-type="string">
            <text:p text:style-name="P14">全部</text:p>
          </table:table-cell>
        </table:table-row>
        <table:table-row>
          <table:table-cell table:style-name="表格2.A3" office:value-type="string">
            <text:p text:style-name="P14">硬件测试</text:p>
          </table:table-cell>
          <table:table-cell table:style-name="表格2.A3" office:value-type="string">
            <text:p text:style-name="P14">刘云辉</text:p>
          </table:table-cell>
          <table:table-cell table:style-name="表格2.A3" office:value-type="string">
            <text:p text:style-name="P14">全部</text:p>
          </table:table-cell>
        </table:table-row>
        <table:table-row>
          <table:table-cell table:style-name="表格2.A2" office:value-type="string">
            <text:p text:style-name="P14">模块、集成测试</text:p>
          </table:table-cell>
          <table:table-cell table:style-name="表格2.A2" office:value-type="string">
            <text:p text:style-name="P14">郑仲</text:p>
          </table:table-cell>
          <table:table-cell table:style-name="表格2.A2" office:value-type="string">
            <text:p text:style-name="P14">全部</text:p>
          </table:table-cell>
        </table:table-row>
        <table:table-row>
          <table:table-cell table:style-name="表格2.A3" office:value-type="string">
            <text:p text:style-name="P14">系统安装/培训</text:p>
          </table:table-cell>
          <table:table-cell table:style-name="表格2.A3" office:value-type="string">
            <text:p text:style-name="P14">黄铭达</text:p>
          </table:table-cell>
          <table:table-cell table:style-name="表格2.A3" office:value-type="string">
            <text:p text:style-name="P14">全部</text:p>
          </table:table-cell>
        </table:table-row>
        <table:table-row>
          <table:table-cell table:style-name="表格2.A2" office:value-type="string">
            <text:p text:style-name="P14">验收测试</text:p>
          </table:table-cell>
          <table:table-cell table:style-name="表格2.A2" office:value-type="string">
            <text:p text:style-name="P14">郑仲</text:p>
          </table:table-cell>
          <table:table-cell table:style-name="表格2.A2" office:value-type="string">
            <text:p text:style-name="P2">全部</text:p>
          </table:table-cell>
        </table:table-row>
      </table:table>
      <text:p text:style-name="P16">用户单位领导小组：</text:p>
      <text:p text:style-name="P4">负责人：郑仲 成员：黄铭达、柯肇丰、张锋、刘云辉、雷贤明 职责：提供、协调、确认需求，验收测试。</text:p>
      <text:h text:style-name="P8" text:outline-level="2"><text:bookmark text:name="34"/><text:soft-page-break/><text:span text:style-name="T12">3.4 </text:span><text:span text:style-name="T2">进度和完成的最后期限</text:span></text:h>
      <text:p text:style-name="P17"><text:span text:style-name="T3">项目启动时间：</text:span><text:span text:style-name="T13">2013-3-20 </text:span><text:span text:style-name="T3">项目交付时间：</text:span><text:span text:style-name="T13">2013-8-20 </text:span><text:span text:style-name="T3">进度：包括可行性分析、需求分析、软件概要设计、软件详细设计、编码、测试、安装、转换、确认、培训等阶段活动和任务的进度安排，具体安排见“</text:span><text:span text:style-name="T13">PERT</text:span><text:span text:style-name="T3">网络图”和“进度计划表”。</text:span></text:p>
      <text:p text:style-name="P11"><text:span text:style-name="Strong_20_Emphasis"><text:span text:style-name="T6">PERT</text:span></text:span><text:span text:style-name="Strong_20_Emphasis"><text:span text:style-name="T5">网络图</text:span></text:span></text:p>
      <text:p text:style-name="P10"><draw:frame draw:style-name="fr1" draw:name="图形1" text:anchor-type="as-char" svg:width="17.069cm" svg:height="13.792cm" draw:z-index="0"><draw:image xlink:href="http://127.0.0.1:2013/LEMS/img/PERT网络图.jpg" xlink:type="simple" xlink:show="embed" xlink:actuate="onLoad"/><svg:title>PERT网络图</svg:title></draw:frame></text:p>
      <text:p text:style-name="P10"/>
      <text:p text:style-name="P10"/>
      <text:p text:style-name="P10"/>
      <text:p text:style-name="P10"/>
      <text:p text:style-name="P1"><text:soft-page-break/>“实验室设备管理系统”进度计划表</text:p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/>
        <table:table-column table:style-name="表格3.F"/>
        <table:table-column table:style-name="表格3.G"/>
        <table:table-column table:style-name="表格3.H"/>
        <table:table-column table:style-name="表格3.I"/>
        <table:table-header-rows>
          <table:table-row>
            <table:table-cell table:style-name="表格3.A1" office:value-type="string">
              <text:p text:style-name="P13">活动编号</text:p>
            </table:table-cell>
            <table:table-cell table:style-name="表格3.A1" office:value-type="string">
              <text:p text:style-name="P13">活动任务名称</text:p>
            </table:table-cell>
            <table:table-cell table:style-name="表格3.A1" office:value-type="string">
              <text:p text:style-name="P13">开始时间</text:p>
            </table:table-cell>
            <table:table-cell table:style-name="表格3.A1" office:value-type="string">
              <text:p text:style-name="P13">结束时间</text:p>
            </table:table-cell>
            <table:table-cell table:style-name="表格3.A1" office:value-type="string">
              <text:p text:style-name="P13">持续时间（天）</text:p>
            </table:table-cell>
            <table:table-cell table:style-name="表格3.A1" office:value-type="string">
              <text:p text:style-name="P13">负责人</text:p>
            </table:table-cell>
            <table:table-cell table:style-name="表格3.A1" office:value-type="string">
              <text:p text:style-name="P13">参加人员</text:p>
            </table:table-cell>
            <table:table-cell table:style-name="表格3.A1" office:value-type="string">
              <text:p text:style-name="P13">预算经费（元）</text:p>
            </table:table-cell>
            <table:table-cell table:style-name="表格3.A1" office:value-type="string">
              <text:p text:style-name="P13">其它资源</text:p>
            </table:table-cell>
          </table:table-row>
        </table:table-header-rows>
        <table:table-row>
          <table:table-cell table:style-name="表格3.A2" office:value-type="string">
            <text:p text:style-name="P14">A</text:p>
          </table:table-cell>
          <table:table-cell table:style-name="表格3.A2" office:value-type="string">
            <text:p text:style-name="P14">可行性分析</text:p>
          </table:table-cell>
          <table:table-cell table:style-name="表格3.A2" office:value-type="string">
            <text:p text:style-name="P14">2007.03.1</text:p>
          </table:table-cell>
          <table:table-cell table:style-name="表格3.A2" office:value-type="string">
            <text:p text:style-name="P14">2007.03.14</text:p>
          </table:table-cell>
          <table:table-cell table:style-name="表格3.A2" office:value-type="string">
            <text:p text:style-name="P14">10</text:p>
          </table:table-cell>
          <table:table-cell table:style-name="表格3.A2" office:value-type="string">
            <text:p text:style-name="P14">张锋</text:p>
          </table:table-cell>
          <table:table-cell table:style-name="表格3.A2" office:value-type="string">
            <text:p text:style-name="P14">郑仲、刘云辉</text:p>
          </table:table-cell>
          <table:table-cell table:style-name="表格3.A2" office:value-type="string">
            <text:p text:style-name="P14">5000</text:p>
          </table:table-cell>
          <table:table-cell table:style-name="表格3.A2" office:value-type="string">
            <text:p text:style-name="P14">无</text:p>
          </table:table-cell>
        </table:table-row>
        <table:table-row>
          <table:table-cell table:style-name="表格3.A3" office:value-type="string">
            <text:p text:style-name="P14">B</text:p>
          </table:table-cell>
          <table:table-cell table:style-name="表格3.A3" office:value-type="string">
            <text:p text:style-name="P14">需求分析</text:p>
          </table:table-cell>
          <table:table-cell table:style-name="表格3.A3" office:value-type="string">
            <text:p text:style-name="P14">2007.03.15</text:p>
          </table:table-cell>
          <table:table-cell table:style-name="表格3.A3" office:value-type="string">
            <text:p text:style-name="P14">2007.04.04</text:p>
          </table:table-cell>
          <table:table-cell table:style-name="表格3.A3" office:value-type="string">
            <text:p text:style-name="P14">15</text:p>
          </table:table-cell>
          <table:table-cell table:style-name="表格3.A3" office:value-type="string">
            <text:p text:style-name="P14">黄铭达</text:p>
          </table:table-cell>
          <table:table-cell table:style-name="表格3.A3" office:value-type="string">
            <text:p text:style-name="P14">郑仲、雷贤明</text:p>
          </table:table-cell>
          <table:table-cell table:style-name="表格3.A3" office:value-type="string">
            <text:p text:style-name="P14">5000</text:p>
          </table:table-cell>
          <table:table-cell table:style-name="表格3.A3" office:value-type="string">
            <text:p text:style-name="P14">无</text:p>
          </table:table-cell>
        </table:table-row>
        <table:table-row>
          <table:table-cell table:style-name="表格3.A2" office:value-type="string">
            <text:p text:style-name="P14">C</text:p>
          </table:table-cell>
          <table:table-cell table:style-name="表格3.A2" office:value-type="string">
            <text:p text:style-name="P14">软件设计</text:p>
          </table:table-cell>
          <table:table-cell table:style-name="表格3.A2" office:value-type="string">
            <text:p text:style-name="P14">2007.04.05</text:p>
          </table:table-cell>
          <table:table-cell table:style-name="表格3.A2" office:value-type="string">
            <text:p text:style-name="P14">2007.5.07</text:p>
          </table:table-cell>
          <table:table-cell table:style-name="表格3.A2" office:value-type="string">
            <text:p text:style-name="P14">20</text:p>
          </table:table-cell>
          <table:table-cell table:style-name="表格3.A2" office:value-type="string">
            <text:p text:style-name="P14">柯肇丰</text:p>
          </table:table-cell>
          <table:table-cell table:style-name="表格3.A2" office:value-type="string">
            <text:p text:style-name="P14">雷贤明、张锋</text:p>
          </table:table-cell>
          <table:table-cell table:style-name="表格3.A2" office:value-type="string">
            <text:p text:style-name="P14">5000</text:p>
          </table:table-cell>
          <table:table-cell table:style-name="表格3.A2" office:value-type="string">
            <text:p text:style-name="P14">无</text:p>
          </table:table-cell>
        </table:table-row>
        <table:table-row>
          <table:table-cell table:style-name="表格3.A3" office:value-type="string">
            <text:p text:style-name="P14">D</text:p>
          </table:table-cell>
          <table:table-cell table:style-name="表格3.A3" office:value-type="string">
            <text:p text:style-name="P14">数据库建立</text:p>
          </table:table-cell>
          <table:table-cell table:style-name="表格3.A3" office:value-type="string">
            <text:p text:style-name="P14">2007.05.08</text:p>
          </table:table-cell>
          <table:table-cell table:style-name="表格3.A3" office:value-type="string">
            <text:p text:style-name="P14">2007.05.28</text:p>
          </table:table-cell>
          <table:table-cell table:style-name="表格3.A3" office:value-type="string">
            <text:p text:style-name="P14">15</text:p>
          </table:table-cell>
          <table:table-cell table:style-name="表格3.A3" office:value-type="string">
            <text:p text:style-name="P14">雷贤明</text:p>
          </table:table-cell>
          <table:table-cell table:style-name="表格3.A3" office:value-type="string">
            <text:p text:style-name="P14">柯肇丰、刘云辉</text:p>
          </table:table-cell>
          <table:table-cell table:style-name="表格3.A3" office:value-type="string">
            <text:p text:style-name="P14">5000</text:p>
          </table:table-cell>
          <table:table-cell table:style-name="表格3.A3" office:value-type="string">
            <text:p text:style-name="P14">服务器（本地电脑代替）</text:p>
          </table:table-cell>
        </table:table-row>
        <table:table-row>
          <table:table-cell table:style-name="表格3.A2" office:value-type="string">
            <text:p text:style-name="P14">E</text:p>
          </table:table-cell>
          <table:table-cell table:style-name="表格3.A2" office:value-type="string">
            <text:p text:style-name="P14">设备报废输入编码、测试</text:p>
          </table:table-cell>
          <table:table-cell table:style-name="表格3.A2" office:value-type="string">
            <text:p text:style-name="P14">2007.05.29</text:p>
          </table:table-cell>
          <table:table-cell table:style-name="表格3.A2" office:value-type="string">
            <text:p text:style-name="P14">2007.06.04</text:p>
          </table:table-cell>
          <table:table-cell table:style-name="表格3.A2" office:value-type="string">
            <text:p text:style-name="P14">5</text:p>
          </table:table-cell>
          <table:table-cell table:style-name="表格3.A2" office:value-type="string">
            <text:p text:style-name="P14">柯肇丰</text:p>
          </table:table-cell>
          <table:table-cell table:style-name="表格3.A2" office:value-type="string">
            <text:p text:style-name="P14">张锋、雷贤明</text:p>
          </table:table-cell>
          <table:table-cell table:style-name="表格3.A2" office:value-type="string">
            <text:p text:style-name="P14">5000</text:p>
          </table:table-cell>
          <table:table-cell table:style-name="表格3.A2" office:value-type="string">
            <text:p text:style-name="P14">无</text:p>
          </table:table-cell>
        </table:table-row>
        <table:table-row>
          <table:table-cell table:style-name="表格3.A3" office:value-type="string">
            <text:p text:style-name="P14">F</text:p>
          </table:table-cell>
          <table:table-cell table:style-name="表格3.A3" office:value-type="string">
            <text:p text:style-name="P14">设备维修输入编码、测试</text:p>
          </table:table-cell>
          <table:table-cell table:style-name="表格3.A3" office:value-type="string">
            <text:p text:style-name="P14">2007.05.29</text:p>
          </table:table-cell>
          <table:table-cell table:style-name="表格3.A3" office:value-type="string">
            <text:p text:style-name="P14">2007.06.11</text:p>
          </table:table-cell>
          <table:table-cell table:style-name="表格3.A3" office:value-type="string">
            <text:p text:style-name="P14">10</text:p>
          </table:table-cell>
          <table:table-cell table:style-name="表格3.A3" office:value-type="string">
            <text:p text:style-name="P14">柯肇丰</text:p>
          </table:table-cell>
          <table:table-cell table:style-name="表格3.A3" office:value-type="string">
            <text:p text:style-name="P14">张锋、雷贤明</text:p>
          </table:table-cell>
          <table:table-cell table:style-name="表格3.A3" office:value-type="string">
            <text:p text:style-name="P14">5000</text:p>
          </table:table-cell>
          <table:table-cell table:style-name="表格3.A3" office:value-type="string">
            <text:p text:style-name="P14">无</text:p>
          </table:table-cell>
        </table:table-row>
        <table:table-row>
          <table:table-cell table:style-name="表格3.A2" office:value-type="string">
            <text:p text:style-name="P14">G</text:p>
          </table:table-cell>
          <table:table-cell table:style-name="表格3.A2" office:value-type="string">
            <text:p text:style-name="P14">条件查询输出编码、测试</text:p>
          </table:table-cell>
          <table:table-cell table:style-name="表格3.A2" office:value-type="string">
            <text:p text:style-name="P14">2007.05.29</text:p>
          </table:table-cell>
          <table:table-cell table:style-name="表格3.A2" office:value-type="string">
            <text:p text:style-name="P14">2007.07.09</text:p>
          </table:table-cell>
          <table:table-cell table:style-name="表格3.A2" office:value-type="string">
            <text:p text:style-name="P14">30</text:p>
          </table:table-cell>
          <table:table-cell table:style-name="表格3.A2" office:value-type="string">
            <text:p text:style-name="P14">黄铭达</text:p>
          </table:table-cell>
          <table:table-cell table:style-name="表格3.A2" office:value-type="string">
            <text:p text:style-name="P14">郑仲、刘云辉</text:p>
          </table:table-cell>
          <table:table-cell table:style-name="表格3.A2" office:value-type="string">
            <text:p text:style-name="P14">10000</text:p>
          </table:table-cell>
          <table:table-cell table:style-name="表格3.A2" office:value-type="string">
            <text:p text:style-name="P14">无</text:p>
          </table:table-cell>
        </table:table-row>
        <table:table-row>
          <table:table-cell table:style-name="表格3.A3" office:value-type="string">
            <text:p text:style-name="P14">H</text:p>
          </table:table-cell>
          <table:table-cell table:style-name="表格3.A3" office:value-type="string">
            <text:p text:style-name="P14">设备登记输入编码、测试</text:p>
          </table:table-cell>
          <table:table-cell table:style-name="表格3.A3" office:value-type="string">
            <text:p text:style-name="P14">2007.05.29</text:p>
          </table:table-cell>
          <table:table-cell table:style-name="表格3.A3" office:value-type="string">
            <text:p text:style-name="P14">2007.06.18</text:p>
          </table:table-cell>
          <table:table-cell table:style-name="表格3.A3" office:value-type="string">
            <text:p text:style-name="P14">15</text:p>
          </table:table-cell>
          <table:table-cell table:style-name="表格3.A3" office:value-type="string">
            <text:p text:style-name="P14">柯肇丰</text:p>
          </table:table-cell>
          <table:table-cell table:style-name="表格3.A3" office:value-type="string">
            <text:p text:style-name="P14">张锋、雷贤明</text:p>
          </table:table-cell>
          <table:table-cell table:style-name="表格3.A3" office:value-type="string">
            <text:p text:style-name="P14">5000</text:p>
          </table:table-cell>
          <table:table-cell table:style-name="表格3.A3" office:value-type="string">
            <text:p text:style-name="P14">无</text:p>
          </table:table-cell>
        </table:table-row>
        <table:table-row>
          <table:table-cell table:style-name="表格3.A2" office:value-type="string">
            <text:p text:style-name="P14">I</text:p>
          </table:table-cell>
          <table:table-cell table:style-name="表格3.A2" office:value-type="string">
            <text:p text:style-name="P14">申请表导出编码、测试</text:p>
          </table:table-cell>
          <table:table-cell table:style-name="表格3.A2" office:value-type="string">
            <text:p text:style-name="P14">2007.05.29</text:p>
          </table:table-cell>
          <table:table-cell table:style-name="表格3.A2" office:value-type="string">
            <text:p text:style-name="P14">2007.06.11</text:p>
          </table:table-cell>
          <table:table-cell table:style-name="表格3.A2" office:value-type="string">
            <text:p text:style-name="P14">10</text:p>
          </table:table-cell>
          <table:table-cell table:style-name="表格3.A2" office:value-type="string">
            <text:p text:style-name="P14">黄铭达</text:p>
          </table:table-cell>
          <table:table-cell table:style-name="表格3.A2" office:value-type="string">
            <text:p text:style-name="P14">郑仲、刘云辉</text:p>
          </table:table-cell>
          <table:table-cell table:style-name="表格3.A2" office:value-type="string">
            <text:p text:style-name="P14">10000</text:p>
          </table:table-cell>
          <table:table-cell table:style-name="表格3.A2" office:value-type="string">
            <text:p text:style-name="P14">无</text:p>
          </table:table-cell>
        </table:table-row>
        <table:table-row>
          <table:table-cell table:style-name="表格3.A3" office:value-type="string">
            <text:p text:style-name="P14">J</text:p>
          </table:table-cell>
          <table:table-cell table:style-name="表格3.A3" office:value-type="string">
            <text:p text:style-name="P14">数据统计输出编码、测试</text:p>
          </table:table-cell>
          <table:table-cell table:style-name="表格3.A3" office:value-type="string">
            <text:p text:style-name="P14">2007.05.29</text:p>
          </table:table-cell>
          <table:table-cell table:style-name="表格3.A3" office:value-type="string">
            <text:p text:style-name="P14">2007.06.18</text:p>
          </table:table-cell>
          <table:table-cell table:style-name="表格3.A3" office:value-type="string">
            <text:p text:style-name="P14">15</text:p>
          </table:table-cell>
          <table:table-cell table:style-name="表格3.A3" office:value-type="string">
            <text:p text:style-name="P14">雷贤明</text:p>
          </table:table-cell>
          <table:table-cell table:style-name="表格3.A3" office:value-type="string">
            <text:p text:style-name="P14">黄铭达、刘云辉</text:p>
          </table:table-cell>
          <table:table-cell table:style-name="表格3.A3" office:value-type="string">
            <text:p text:style-name="P14">5000</text:p>
          </table:table-cell>
          <table:table-cell table:style-name="表格3.A3" office:value-type="string">
            <text:p text:style-name="P14">无</text:p>
          </table:table-cell>
        </table:table-row>
        <table:table-row>
          <table:table-cell table:style-name="表格3.A2" office:value-type="string">
            <text:p text:style-name="P14">K</text:p>
          </table:table-cell>
          <table:table-cell table:style-name="表格3.A2" office:value-type="string">
            <text:p text:style-name="P14">硬件安装</text:p>
          </table:table-cell>
          <table:table-cell table:style-name="表格3.A2" office:value-type="string">
            <text:p text:style-name="P14">2007.05.29</text:p>
          </table:table-cell>
          <table:table-cell table:style-name="表格3.A2" office:value-type="string">
            <text:p text:style-name="P14">2007.06.25</text:p>
          </table:table-cell>
          <table:table-cell table:style-name="表格3.A2" office:value-type="string">
            <text:p text:style-name="P14">20</text:p>
          </table:table-cell>
          <table:table-cell table:style-name="表格3.A2" office:value-type="string">
            <text:p text:style-name="P14">刘云辉</text:p>
          </table:table-cell>
          <table:table-cell table:style-name="表格3.A2" office:value-type="string">
            <text:p text:style-name="P14">雷贤明、张锋</text:p>
          </table:table-cell>
          <table:table-cell table:style-name="表格3.A2" office:value-type="string">
            <text:p text:style-name="P14">10000</text:p>
          </table:table-cell>
          <table:table-cell table:style-name="表格3.A2" office:value-type="string">
            <text:p text:style-name="P14">带无线功能的笔记本电脑</text:p>
          </table:table-cell>
        </table:table-row>
        <table:table-row>
          <table:table-cell table:style-name="表格3.A3" office:value-type="string">
            <text:p text:style-name="P14">L</text:p>
          </table:table-cell>
          <table:table-cell table:style-name="表格3.A3" office:value-type="string">
            <text:p text:style-name="P14">硬件测试</text:p>
          </table:table-cell>
          <table:table-cell table:style-name="表格3.A3" office:value-type="string">
            <text:p text:style-name="P14">2007.06.26</text:p>
          </table:table-cell>
          <table:table-cell table:style-name="表格3.A3" office:value-type="string">
            <text:p text:style-name="P14">2007.07.23</text:p>
          </table:table-cell>
          <table:table-cell table:style-name="表格3.A3" office:value-type="string">
            <text:p text:style-name="P14">20</text:p>
          </table:table-cell>
          <table:table-cell table:style-name="表格3.A3" office:value-type="string">
            <text:p text:style-name="P14">刘云辉</text:p>
          </table:table-cell>
          <table:table-cell table:style-name="表格3.A3" office:value-type="string">
            <text:p text:style-name="P14">雷贤明、张锋</text:p>
          </table:table-cell>
          <table:table-cell table:style-name="表格3.A3" office:value-type="string">
            <text:p text:style-name="P14">5000</text:p>
          </table:table-cell>
          <table:table-cell table:style-name="表格3.A3" office:value-type="string">
            <text:p text:style-name="P14">无</text:p>
          </table:table-cell>
        </table:table-row>
        <table:table-row>
          <table:table-cell table:style-name="表格3.A2" office:value-type="string">
            <text:p text:style-name="P14">M</text:p>
          </table:table-cell>
          <table:table-cell table:style-name="表格3.A2" office:value-type="string">
            <text:p text:style-name="P14">集成测试</text:p>
          </table:table-cell>
          <table:table-cell table:style-name="表格3.A2" office:value-type="string">
            <text:p text:style-name="P14">2007.07.10</text:p>
          </table:table-cell>
          <table:table-cell table:style-name="表格3.A2" office:value-type="string">
            <text:p text:style-name="P14">2007.08.06</text:p>
          </table:table-cell>
          <table:table-cell table:style-name="表格3.A2" office:value-type="string">
            <text:p text:style-name="P14">20</text:p>
          </table:table-cell>
          <table:table-cell table:style-name="表格3.A2" office:value-type="string">
            <text:p text:style-name="P14">郑仲</text:p>
          </table:table-cell>
          <table:table-cell table:style-name="表格3.A2" office:value-type="string">
            <text:p text:style-name="P14">黄铭达、刘云辉</text:p>
          </table:table-cell>
          <table:table-cell table:style-name="表格3.A2" office:value-type="string">
            <text:p text:style-name="P14">5000</text:p>
          </table:table-cell>
          <table:table-cell table:style-name="表格3.A2" office:value-type="string">
            <text:p text:style-name="P14">服务器与客户端</text:p>
          </table:table-cell>
        </table:table-row>
        <table:table-row>
          <table:table-cell table:style-name="表格3.A3" office:value-type="string">
            <text:p text:style-name="P14">N</text:p>
          </table:table-cell>
          <table:table-cell table:style-name="表格3.A3" office:value-type="string">
            <text:p text:style-name="P14">系统安装/培训</text:p>
          </table:table-cell>
          <table:table-cell table:style-name="表格3.A3" office:value-type="string">
            <text:p text:style-name="P14">2007.08.07</text:p>
          </table:table-cell>
          <table:table-cell table:style-name="表格3.A3" office:value-type="string">
            <text:p text:style-name="P14">2007.08.27</text:p>
          </table:table-cell>
          <table:table-cell table:style-name="表格3.A3" office:value-type="string">
            <text:p text:style-name="P14">15</text:p>
          </table:table-cell>
          <table:table-cell table:style-name="表格3.A3" office:value-type="string">
            <text:p text:style-name="P14">黄铭达</text:p>
          </table:table-cell>
          <table:table-cell table:style-name="表格3.A3" office:value-type="string">
            <text:p text:style-name="P14">郑仲、刘云辉</text:p>
          </table:table-cell>
          <table:table-cell table:style-name="表格3.A3" office:value-type="string">
            <text:p text:style-name="P14">5000</text:p>
          </table:table-cell>
          <table:table-cell table:style-name="表格3.A3" office:value-type="string">
            <text:p text:style-name="P14">无</text:p>
          </table:table-cell>
        </table:table-row>
        <table:table-row>
          <table:table-cell table:style-name="表格3.A2" office:value-type="string">
            <text:p text:style-name="P14">O</text:p>
          </table:table-cell>
          <table:table-cell table:style-name="表格3.A2" office:value-type="string">
            <text:p text:style-name="P14">验收测试</text:p>
          </table:table-cell>
          <table:table-cell table:style-name="表格3.A2" office:value-type="string">
            <text:p text:style-name="P14">2007.08.28</text:p>
          </table:table-cell>
          <table:table-cell table:style-name="表格3.A2" office:value-type="string">
            <text:p text:style-name="P14">2007.09.24</text:p>
          </table:table-cell>
          <table:table-cell table:style-name="表格3.A2" office:value-type="string">
            <text:p text:style-name="P14">20</text:p>
          </table:table-cell>
          <table:table-cell table:style-name="表格3.A2" office:value-type="string">
            <text:p text:style-name="P14">郑仲</text:p>
          </table:table-cell>
          <table:table-cell table:style-name="表格3.A2" office:value-type="string">
            <text:p text:style-name="P14">张锋、柯肇丰</text:p>
          </table:table-cell>
          <table:table-cell table:style-name="表格3.A2" office:value-type="string">
            <text:p text:style-name="P14">10000</text:p>
          </table:table-cell>
          <table:table-cell table:style-name="表格3.A2" office:value-type="string">
            <text:p text:style-name="P2">无</text:p>
          </table:table-cell>
        </table:table-row>
      </table:table>
      <text:p text:style-name="P15"><text:span text:style-name="Strong_20_Emphasis"><text:span text:style-name="T7">(</text:span></text:span><text:span text:style-name="Strong_20_Emphasis"><text:span text:style-name="T9">注</text:span></text:span><text:span text:style-name="Strong_20_Emphasis"><text:span text:style-name="T7">:</text:span></text:span><text:span text:style-name="Strong_20_Emphasis"><text:span text:style-name="T9">持续时间为扣除节假日后的时间工作时间</text:span></text:span><text:span text:style-name="Strong_20_Emphasis"><text:span text:style-name="T7">)</text:span></text:span></text:p>
      <text:h text:style-name="P8" text:outline-level="2"><text:bookmark text:name="35"/><text:span text:style-name="T12">3.5 </text:span><text:span text:style-name="T2">经费预算</text:span></text:h>
      <text:p text:style-name="P17"><text:span text:style-name="T13">100</text:span><text:span text:style-name="T3">万元人民币</text:span></text:p>
      <text:h text:style-name="P8" text:outline-level="2"><text:bookmark text:name="36"/><text:span text:style-name="T12">3.6 </text:span><text:span text:style-name="T2">关键问题</text:span></text:h>
      <text:p text:style-name="P16">（略）</text:p>
      <text:h text:style-name="P8" text:outline-level="2"><text:bookmark text:name="37"/><text:soft-page-break/><text:span text:style-name="T12">3.7 </text:span><text:span text:style-name="T2">独立确认（验收）测试工作计划和安排</text:span></text:h>
      <text:p text:style-name="P17"><text:span text:style-name="T3">测试由 郑仲 负责进行；测试数据由 雷贤明 提供；编码结束后</text:span><text:span text:style-name="T13">30</text:span><text:span text:style-name="T3">天内；</text:span></text:p>
      <text:h text:style-name="P6" text:outline-level="1"><text:bookmark text:name="4"/><text:span text:style-name="T11">4.</text:span><text:span text:style-name="T1">支持需求</text:span></text:h>
      <text:h text:style-name="P8" text:outline-level="2"><text:bookmark text:name="41"/><text:span text:style-name="T12">4.1 </text:span><text:span text:style-name="T2">计算机系统支持</text:span></text:h>
      <text:p text:style-name="P16">本软件的开发需要工作平台。</text:p>
      <text:list xml:id="list8096751907254202674" text:style-name="L4">
        <text:list-item>
          <text:p text:style-name="P20">硬件环境：</text:p>
        </text:list-item>
      </text:list>
      <text:list xml:id="list7205377876389692403" text:style-name="L5">
        <text:list-item>
          <text:p text:style-name="P25">服务器</text:p>
        </text:list-item>
      </text:list>
      <text:p text:style-name="P5"><text:span text:style-name="T13">(1) </text:span><text:span text:style-name="T3">处理器（</text:span><text:span text:style-name="T13">CPU</text:span><text:span text:style-name="T3">）：</text:span><text:span text:style-name="T13">Pentium 4 1.2G </text:span><text:span text:style-name="T3">或者更高</text:span></text:p>
      <text:p text:style-name="P5"><text:span text:style-name="T13">(2) </text:span><text:span text:style-name="T3">内存容量（</text:span><text:span text:style-name="T13">RAM</text:span><text:span text:style-name="T3">）：至少</text:span><text:span text:style-name="T13">512M</text:span><text:span text:style-name="T3">（推荐 </text:span><text:span text:style-name="T13">2G</text:span><text:span text:style-name="T3">）</text:span></text:p>
      <text:list xml:id="list7415487728216769705" text:style-name="L6">
        <text:list-item>
          <text:p text:style-name="P26">客户端</text:p>
        </text:list-item>
      </text:list>
      <text:p text:style-name="P5"><text:span text:style-name="T13">(1) </text:span><text:span text:style-name="T3">处理器（</text:span><text:span text:style-name="T13">CPU</text:span><text:span text:style-name="T3">）：单核</text:span><text:span text:style-name="T13">1.3GHZ </text:span><text:span text:style-name="T3">或者更高</text:span></text:p>
      <text:p text:style-name="P5"><text:span text:style-name="T13">(2) </text:span><text:span text:style-name="T3">内存容量（</text:span><text:span text:style-name="T13">RAM</text:span><text:span text:style-name="T3">）：</text:span><text:span text:style-name="T13">DDR2 256M </text:span><text:span text:style-name="T3">或更高</text:span></text:p>
      <text:list xml:id="list1064942744064056062" text:style-name="L7">
        <text:list-item>
          <text:p text:style-name="P21">软件环境</text:p>
        </text:list-item>
      </text:list>
      <text:list xml:id="list5936551805602982918" text:style-name="L8">
        <text:list-item>
          <text:p text:style-name="P27">数据库服务器端</text:p>
        </text:list-item>
      </text:list>
      <text:p text:style-name="P5"><text:span text:style-name="T13">(1) </text:span><text:span text:style-name="T3">操作系统：</text:span><text:span text:style-name="T13">Microsoft Windows 2003</text:span></text:p>
      <text:p text:style-name="P5"><text:span text:style-name="T13">(2) </text:span><text:span text:style-name="T3">数据库管理系统：</text:span><text:span text:style-name="T13">SQL Server</text:span><text:span text:style-name="T3">，配置</text:span><text:span text:style-name="T13">TCP/IP</text:span><text:span text:style-name="T3">协议</text:span></text:p>
      <text:list xml:id="list6347278804700488388" text:style-name="L9">
        <text:list-item>
          <text:p text:style-name="P29"><text:span text:style-name="T13">Web</text:span><text:span text:style-name="T3">服务器端</text:span></text:p>
        </text:list-item>
      </text:list>
      <text:p text:style-name="P5"><text:span text:style-name="T13">(1) </text:span><text:span text:style-name="T3">操作系统：</text:span><text:span text:style-name="T13">Microsoft Windows 2000</text:span></text:p>
      <text:p text:style-name="P5"><text:soft-page-break/><text:span text:style-name="T13">(2) Internet </text:span><text:span text:style-name="T3">信息服务（</text:span><text:span text:style-name="T13">IIS</text:span><text:span text:style-name="T3">）</text:span><text:span text:style-name="T13">6.0</text:span><text:span text:style-name="T3">管理器</text:span></text:p>
      <text:p text:style-name="P5"><text:span text:style-name="T13">(3) Visual Studio.NET 2003</text:span><text:span text:style-name="T3">，配置</text:span><text:span text:style-name="T13">TCP/IP</text:span><text:span text:style-name="T3">协议</text:span></text:p>
      <text:list xml:id="list9169567389317729658" text:style-name="L10">
        <text:list-item>
          <text:p text:style-name="P28">客户端</text:p>
        </text:list-item>
      </text:list>
      <text:p text:style-name="P5"><text:span text:style-name="T13">(1) </text:span><text:span text:style-name="T3">操作系统：</text:span><text:span text:style-name="T13">Windows XP/VISIT/7/8</text:span></text:p>
      <text:p text:style-name="P5"><text:span text:style-name="T13">(2) Web</text:span><text:span text:style-name="T3">浏览器：</text:span><text:span text:style-name="T13">Internet Explorer 8</text:span><text:span text:style-name="T3">或者更高、</text:span><text:span text:style-name="T13">Firefox</text:span><text:span text:style-name="T3">、</text:span><text:span text:style-name="T13">Chrome</text:span><text:span text:style-name="T3">、</text:span><text:span text:style-name="T13">Opera</text:span><text:span text:style-name="T3">等现代浏览器</text:span></text:p>
      <text:h text:style-name="P8" text:outline-level="2"><text:bookmark text:name="42"/><text:span text:style-name="T12">4.2 </text:span><text:span text:style-name="T2">需要交办单位承担的工作</text:span></text:h>
      <text:p text:style-name="P16">在需求分析和安装、测试、培训期间，合理安排本单位工作，为开发小组提供足够的时间、人员支持。</text:p>
      <text:h text:style-name="P8" text:outline-level="2"><text:bookmark text:name="43"/><text:span text:style-name="T12">4.3 </text:span><text:span text:style-name="T2">需要其它单位提供的条件</text:span></text:h>
      <text:p text:style-name="P16">测试数据。</text:p>
      <text:h text:style-name="P6" text:outline-level="1"><text:bookmark text:name="5"/><text:span text:style-name="T11">5.</text:span><text:span text:style-name="T1">质量保证</text:span></text:h>
      <text:p text:style-name="P16">质量审核：郑仲、黄铭达 。</text:p>
      <text:h text:style-name="P8" text:outline-level="2"><text:bookmark text:name="51"/><text:span text:style-name="T12">5.1 </text:span><text:span text:style-name="T2">评审和审查计划</text:span></text:h>
      <text:p text:style-name="P16">见评审表。</text:p>
      <text:h text:style-name="P8" text:outline-level="2"><text:bookmark text:name="52"/><text:span text:style-name="T12">5.2 </text:span><text:span text:style-name="T2">标准、条例和约定</text:span></text:h>
      <text:p text:style-name="P17"><text:span text:style-name="T3">代码每日发送到小组共享区（托管于</text:span><text:span text:style-name="T13">GIthub</text:span><text:span text:style-name="T3">），由柯肇丰提取。</text:span></text:p>
      <text:h text:style-name="P8" text:outline-level="2"><text:bookmark text:name="53"/><text:soft-page-break/><text:span text:style-name="T12">5.3 </text:span><text:span text:style-name="T2">人员</text:span></text:h>
      <text:p text:style-name="P16">郑仲（组长）、黄铭达、柯肇丰、张锋、刘云辉、雷贤明</text:p>
      <text:h text:style-name="P8" text:outline-level="2"><text:bookmark text:name="54"/><text:span text:style-name="T12">5.4 </text:span><text:span text:style-name="T2">对任务间接承办单位的管理</text:span></text:h>
      <text:p text:style-name="P16">（略）</text:p>
      <text:h text:style-name="P6" text:outline-level="1"><text:bookmark text:name="6"/><text:span text:style-name="T11">6.</text:span><text:span text:style-name="T1">专题计划要点</text:span></text:h>
      <text:p text:style-name="P24"><text:span text:style-name="T10">以三个代表为核心、实现</text:span><text:span text:style-name="T8">"</text:span><text:span text:style-name="T10">中国梦</text:span><text:span text:style-name="T8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Microsoft yahei" svg:font-family="'Microsoft yahei', Tahoma, Verdan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宋体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宋体" style:font-size-asian="18pt" style:font-weight-asian="bold" style:font-name-complex="Mangal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宋体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17:35:22.39</meta:creation-date>
    <dc:date>2013-04-03T16:22:55.43</dc:date>
    <meta:editing-duration>P0D</meta:editing-duration>
    <meta:editing-cycles>6</meta:editing-cycles>
    <meta:generator>LibreOffice/4.0.0.3$Windows_x86 LibreOffice_project/7545bee9c2a0782548772a21bc84a9dcc583b89</meta:generator>
    <meta:document-statistic meta:table-count="3" meta:image-count="1" meta:object-count="0" meta:page-count="10" meta:paragraph-count="334" meta:word-count="2471" meta:character-count="3214" meta:non-whitespace-character-count="3146"/>
  </office:meta>
</office:document-meta>
</file>